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431cm" svg:height="12.617cm" svg:x="17.485cm" svg:y="12.883cm">
            <draw:object draw:notify-on-update-of-ranges="Sheet1.F1:Sheet1.F1 Sheet1.F2:Sheet1.F101 Sheet1.G1:Sheet1.G1 Sheet1.G2:Sheet1.G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2.337cm" svg:height="12.564cm" svg:x="17.586cm" svg:y="0.143cm">
            <draw:object draw:notify-on-update-of-ranges="Sheet1.C1:Sheet1.C1 Sheet1.C2:Sheet1.C10 Sheet1.D1:Sheet1.D1 Sheet1.D2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First Digi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Benford’s Law</text:p>
          </table:table-cell>
          <table:table-cell table:style-name="ce1"/>
          <table:table-cell table:style-name="ce2" office:value-type="string" calcext:value-type="string">
            <text:p>Last Two Digit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table:formula="of:=ROUND([.B2]/SUM([.$B$2:.$B$10])*100; 2)" office:value-type="float" office:value="27.24" calcext:value-type="float">
            <text:p>27.24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string" calcext:value-type="string">
            <text:p>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1" calcext:value-type="float">
            <text:p>591</text:p>
          </table:table-cell>
          <table:table-cell table:formula="of:=ROUND([.B3]/SUM([.$B$2:.$B$10])*100; 2)" office:value-type="float" office:value="14.86" calcext:value-type="float">
            <text:p>14.86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string" calcext:value-type="string">
            <text:p>0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table:formula="of:=ROUND([.B4]/SUM([.$B$2:.$B$10])*100; 2)" office:value-type="float" office:value="11.44" calcext:value-type="float">
            <text:p>11.44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0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formula="of:=ROUND([.B5]/SUM([.$B$2:.$B$10])*100; 2)" office:value-type="float" office:value="10.06" calcext:value-type="float">
            <text:p>10.06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03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table:formula="of:=ROUND([.B6]/SUM([.$B$2:.$B$10])*100; 2)"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string" calcext:value-type="string">
            <text:p>04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9" calcext:value-type="float">
            <text:p>349</text:p>
          </table:table-cell>
          <table:table-cell table:formula="of:=ROUND([.B7]/SUM([.$B$2:.$B$10])*100; 2)" office:value-type="float" office:value="8.78" calcext:value-type="float">
            <text:p>8.78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0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table:formula="of:=ROUND([.B8]/SUM([.$B$2:.$B$10])*100; 2)" office:value-type="float" office:value="7.34" calcext:value-type="float">
            <text:p>7.34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06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table:formula="of:=ROUND([.B9]/SUM([.$B$2:.$B$10])*100; 2)" office:value-type="float" office:value="5.86" calcext:value-type="float">
            <text:p>5.86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0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table:formula="of:=ROUND([.B10]/SUM([.$B$2:.$B$10])*100; 2)" office:value-type="float" office:value="5.51" calcext:value-type="float">
            <text:p>5.51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08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09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8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4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6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3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6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8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3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4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7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8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69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0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2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3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4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6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79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1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2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3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6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8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89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1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2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3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4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5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6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7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8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99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6:41:57.698957411</meta:creation-date>
    <dc:date>2020-11-14T17:20:12.876002356</dc:date>
    <meta:editing-duration>PT38M13S</meta:editing-duration>
    <meta:editing-cycles>6</meta:editing-cycles>
    <meta:generator>LibreOffice/6.4.6.2$Linux_X86_64 LibreOffice_project/40$Build-2</meta:generator>
    <meta:document-statistic meta:table-count="1" meta:cell-count="24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38cm" svg:height="12.565cm" xlink:href=".." xlink:type="simple" chart:class="chart:bar" chart:style-name="ch1">
        <chart:legend chart:legend-position="end" svg:x="18.824cm" svg:y="5.734cm" style:legend-expansion="high" chart:style-name="ch2"/>
        <chart:plot-area chart:style-name="ch3" table:cell-range-address="Sheet1.C1:Sheet1.D10" chart:data-source-has-labels="row" svg:x="0.446cm" svg:y="0.251cm" svg:width="17.932cm" svg:height="12.063cm">
          <chartooo:coordinate-region svg:x="1.067cm" svg:y="0.45cm" svg:width="17.311cm" svg:height="11.2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" chart:label-cell-address="Sheet1.C1:Sheet1.C1" chart:class="chart:bar">
            <chart:data-point chart:repeated="9"/>
          </chart:series>
          <chart:series chart:style-name="ch8" chart:values-cell-range-address="Sheet1.D2:Sheet1.D10" chart:label-cell-address="Sheet1.D1:Sheet1.D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Sheet1.C1:Sheet1.C1</svg:desc>
                </draw:g>
              </table:table-cell>
              <table:table-cell office:value-type="string">
                <text:p>Benford’s Law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24">
                <text:p>27.24</text:p>
                <draw:g>
                  <svg:desc>Sheet1.C2:Sheet1.C10</svg:desc>
                </draw:g>
              </table:table-cell>
              <table:table-cell office:value-type="float" office:value="30.1">
                <text:p>30.1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86">
                <text:p>14.8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44">
                <text:p>11.4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6">
                <text:p>10.0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8">
                <text:p>8.7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34">
                <text:p>7.3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86">
                <text:p>5.8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1">
                <text:p>5.51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32cm" svg:height="12.618cm" xlink:href=".." xlink:type="simple" chart:class="chart:bar" chart:style-name="ch1">
        <chart:legend chart:legend-position="end" svg:x="20.777cm" svg:y="6.01cm" style:legend-expansion="high" chart:style-name="ch2"/>
        <chart:plot-area chart:style-name="ch3" table:cell-range-address="Sheet1.F1:Sheet1.G101" chart:data-source-has-labels="both" svg:x="0.448cm" svg:y="0.252cm" svg:width="19.881cm" svg:height="12.114cm">
          <chartooo:coordinate-region svg:x="1.069cm" svg:y="0.451cm" svg:width="19.217cm" svg:height="11.123cm"/>
          <chart:axis chart:dimension="x" chart:name="primary-x" chart:style-name="ch4" chartooo:axis-type="auto">
            <chartooo:date-scale/>
            <chart:categories table:cell-range-address="Sheet1.F2:Sheet1.F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01" chart:label-cell-address="Sheet1.G1:Sheet1.G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</text:p>
                <draw:g>
                  <svg:desc>Sheet1.F2:Sheet1.F101</svg:desc>
                </draw:g>
              </table:table-cell>
              <table:table-cell office:value-type="float" office:value="37">
                <text:p>37</text:p>
                <draw:g>
                  <svg:desc>Sheet1.G2:Sheet1.G101</svg:desc>
                </draw:g>
              </table:table-cell>
            </table:table-row>
            <table:table-row>
              <table:table-cell office:value-type="string">
                <text:p>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